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Footnote">
      <style:text-properties officeooo:paragraph-rsid="0f40045a"/>
    </style:style>
    <style:style style:name="P40" style:family="paragraph" style:parent-style-name="Footnote">
      <style:text-properties officeooo:paragraph-rsid="0fce08f7"/>
    </style:style>
    <style:style style:name="P4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3" style:family="paragraph" style:parent-style-name="Standard">
      <style:text-properties officeooo:paragraph-rsid="0fbbd67b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fc0c632"/>
    </style:style>
    <style:style style:name="P56" style:family="paragraph" style:parent-style-name="Standard">
      <style:text-properties officeooo:paragraph-rsid="0fc21b80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35f88"/>
    </style:style>
    <style:style style:name="P63" style:family="paragraph" style:parent-style-name="Standard">
      <style:text-properties officeooo:paragraph-rsid="0fc8b815"/>
    </style:style>
    <style:style style:name="P64" style:family="paragraph" style:parent-style-name="Standard">
      <style:text-properties officeooo:paragraph-rsid="0fce858d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d0b68a"/>
    </style:style>
    <style:style style:name="P67" style:family="paragraph" style:parent-style-name="Standard">
      <style:text-properties officeooo:paragraph-rsid="0fdc0816"/>
    </style:style>
    <style:style style:name="P68" style:family="paragraph" style:parent-style-name="Standard">
      <style:text-properties officeooo:paragraph-rsid="0fd655f2"/>
    </style:style>
    <style:style style:name="P69" style:family="paragraph" style:parent-style-name="Standard">
      <style:text-properties officeooo:paragraph-rsid="0ff06808"/>
    </style:style>
    <style:style style:name="P70" style:family="paragraph" style:parent-style-name="Standard">
      <style:text-properties officeooo:paragraph-rsid="0ff397b4"/>
    </style:style>
    <style:style style:name="P71" style:family="paragraph" style:parent-style-name="Standard">
      <style:text-properties officeooo:paragraph-rsid="0ff3c339"/>
    </style:style>
    <style:style style:name="P72" style:family="paragraph" style:parent-style-name="Standard">
      <style:text-properties officeooo:paragraph-rsid="0ff658a1"/>
    </style:style>
    <style:style style:name="P73" style:family="paragraph" style:parent-style-name="Standard">
      <style:text-properties officeooo:rsid="10048e31" officeooo:paragraph-rsid="10048e31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e38fc62"/>
    </style:style>
    <style:style style:name="P81" style:family="paragraph" style:parent-style-name="Standard">
      <style:paragraph-properties fo:text-align="center" style:justify-single-word="false"/>
      <style:text-properties officeooo:paragraph-rsid="0e82f1b0"/>
    </style:style>
    <style:style style:name="P82" style:family="paragraph" style:parent-style-name="Standard">
      <style:text-properties officeooo:paragraph-rsid="1018685d"/>
    </style:style>
    <style:style style:name="P83" style:family="paragraph" style:parent-style-name="Footnote">
      <style:text-properties style:font-name="Liberation Sans" officeooo:paragraph-rsid="10294eb4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5" style:family="paragraph" style:parent-style-name="Standard" style:list-style-name="L1">
      <style:paragraph-properties fo:break-before="page"/>
      <style:text-properties officeooo:paragraph-rsid="0fd655f2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9" style:family="paragraph" style:parent-style-name="Standard">
      <style:text-properties officeooo:paragraph-rsid="10294eb4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font-size="12pt" fo:language="en" fo:country="GB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font-size="10pt" style:font-size-asian="10pt" style:font-size-complex="10pt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officeooo:rsid="0673d7fc"/>
    </style:style>
    <style:style style:name="T26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5" style:family="text">
      <style:text-properties style:text-line-through-style="none" style:text-line-through-type="none" style:font-name="Liberation Sans" style:text-underline-style="none" officeooo:rsid="0b0f3a36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e83c34e"/>
    </style:style>
    <style:style style:name="T26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9" style:family="text">
      <style:text-properties fo:language="en" fo:country="GB" officeooo:rsid="0f28d107"/>
    </style:style>
    <style:style style:name="T270" style:family="text">
      <style:text-properties fo:language="en" fo:country="GB" style:font-size-complex="12pt"/>
    </style:style>
    <style:style style:name="T271" style:family="text">
      <style:text-properties fo:language="en" fo:country="GB" officeooo:rsid="0f28d107" style:font-size-complex="12pt"/>
    </style:style>
    <style:style style:name="T27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size="8pt" style:font-size-asian="8pt" style:font-size-complex="8pt" loext:padding="0.049cm" loext:border="0.31pt solid #000000"/>
    </style:style>
    <style:style style:name="T274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4"><text:span text:style-name="Strong_20_Emphasis"><text:span text:style-name="T162">Checklist for installing</text:span></text:span><text:span text:style-name="T201">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Strong_20_Emphasis"><text:span text:style-name="T163"><text:s/></text:span></text:span><text:span text:style-name="Strong_20_Emphasis"><text:span text:style-name="T164">LTS</text:span></text:span><text:span text:style-name="T203"><text:note text:id="ftn1" text:note-class="footnote"><text:note-citation>1</text:note-citation><text:note-body><text:p text:style-name="P83"><text:span text:style-name="T189">L</text:span><text:span text:style-name="T190">TS stands for Long-Term Support, and this </text:span><text:span text:style-name="T197">June</text:span><text:span text:style-name="T191"> </text:span><text:span text:style-name="Strong_20_Emphasis"><text:span text:style-name="T113"><text:user-field-get text:name="Releaseyear">2023</text:user-field-get></text:span></text:span><text:span text:style-name="T193"><text:s/></text:span><text:span text:style-name="T198"><text:user-field-get text:name="Distro">Debian</text:user-field-get></text:span><text:span text:style-name="T199"><text:s/></text:span><text:span text:style-name="T199"><text:user-field-get text:name="Version">12</text:user-field-get></text:span><text:span text:style-name="Strong_20_Emphasis"><text:span text:style-name="T165"><text:s/></text:span></text:span><text:span text:style-name="T191">LTS </text:span><text:span text:style-name="T200"><text:user-field-get text:name="Edition">desktop</text:user-field-get></text:span><text:span text:style-name="T191"><text:s/></text:span><text:span text:style-name="T192">(</text:span><text:span text:style-name="T190">codenamed</text:span><text:span text:style-name="T192"> </text:span><text:span text:style-name="T196">bookworm</text:span><text:span text:style-name="T192">) </text:span><text:span text:style-name="T190">will be </text:span><text:span text:style-name="T195">supported</text:span><text:span text:style-name="T190"> for five years until </text:span><text:span text:style-name="T197">June</text:span><text:span text:style-name="T191"> </text:span><text:span text:style-name="T189">202</text:span><text:span text:style-name="T197">8</text:span><text:span text:style-name="T194">.</text:span></text:p></text:note-body></text:note></text:span><text:span text:style-name="T204"> </text:span><text:span text:style-name="T204"><text:user-field-get text:name="Edition">desktop</text:user-field-get></text:span><text:span text:style-name="T205"><text:s/></text:span><text:span text:style-name="T206">(gnome).</text:span></text:p>
      <text:p text:style-name="P48"/>
      <text:p text:style-name="P46"><text:span text:style-name="T18">Fill in the </text:span><text:span text:style-name="Strong_20_Emphasis"><text:span text:style-name="T253"><text:s/></text:span></text:span><text:span text:style-name="Strong_20_Emphasis"><text:span text:style-name="T254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1"><text:span text:style-name="Definition"><text:span text:style-name="T268">user</text:span></text:span><text:span text:style-name="T217"><text:tab/><text:tab/></text:span><text:span text:style-name="T216"> <text:tab/><text:tab/><text:tab/></text:span><text:span text:style-name="T218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8"><text:tab/></text:span><text:span text:style-name="T219">[</text:span><text:span text:style-name="T220">full </text:span><text:span text:style-name="T210">na</text:span><text:span text:style-name="T211">me,</text:span><text:span text:style-name="T210"> </text:span><text:span text:style-name="T211">e.g.</text:span><text:span text:style-name="T210"> </text:span><text:span text:style-name="T212">J</text:span><text:span text:style-name="T221">a</text:span><text:span text:style-name="T212">n </text:span><text:span text:style-name="T221">Jansen</text:span><text:span text:style-name="T222">]</text:span></text:p>
      <text:p text:style-name="P53"><text:span text:style-name="Definition"><text:span text:style-name="T209">USER</text:span></text:span><text:span text:style-name="Definition"><text:span text:style-name="T266">na</text:span></text:span><text:span text:style-name="Definition"><text:span text:style-name="T269">me</text:span></text:span><text:span text:style-name="T208"><text:tab/><text:tab/><text:tab/></text:span><text:span text:style-name="T208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6">j</text:span><text:span text:style-name="T167">a</text:span><text:span text:style-name="T166">n</text:span><text:span text:style-name="T168">]</text:span></text:p>
      <text:p text:style-name="P49"><text:span text:style-name="Definition"><text:span text:style-name="T266">COMPUTERNA</text:span></text:span><text:span text:style-name="Definition"><text:span text:style-name="T269">me</text:span></text:span><text:span text:style-name="T223"><text:tab/></text:span><text:span text:style-name="T266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6"><text:tab/></text:span><text:span text:style-name="T227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9"> </text:span><text:span text:style-name="T230">pc02</text:span><text:span text:style-name="T227">]</text:span></text:p>
      <text:p text:style-name="P49"><text:span text:style-name="Definition"><text:span text:style-name="T266">START</text:span></text:span><text:span text:style-name="Definition"><text:span text:style-name="T269">up</text:span></text:span><text:span text:style-name="Definition"><text:span text:style-name="T266">MEnU</text:span></text:span><text:span text:style-name="T218"><text:tab/><text:tab/></text:span><text:span text:style-name="T218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8"><text:tab/></text:span><text:span text:style-name="T227">[</text:span><text:span text:style-name="T224">key for the bootable medium</text:span><text:span text:style-name="T231">]</text:span></text:p>
      <text:p text:style-name="P49"><text:span text:style-name="Definition"><text:span text:style-name="T226">SETTINGS</text:span></text:span><text:span text:style-name="T226"> <text:tab/><text:tab/><text:tab/></text:span><text:span text:style-name="T226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6"><text:tab/></text:span><text:span text:style-name="T227">[</text:span><text:span text:style-name="T224">key for the UEFI BIOS screen</text:span><text:span text:style-name="T227">]</text:span></text:p>
      <text:p text:style-name="P49"><text:span text:style-name="Definition"><text:span text:style-name="T233">USER2</text:span></text:span><text:span text:style-name="T232"><text:tab/></text:span><text:span text:style-name="T216"> <text:tab/><text:tab/><text:tab/></text:span><text:span text:style-name="T218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8"><text:tab/></text:span><text:span text:style-name="T219">[</text:span><text:span text:style-name="T210">na</text:span><text:span text:style-name="T213">me</text:span><text:span text:style-name="T210"> possibly</text:span><text:span text:style-name="T214"> 2</text:span><text:span text:style-name="T244">nd</text:span><text:span text:style-name="T214"> USER</text:span><text:span text:style-name="T215">]</text:span></text:p>
      <text:p text:style-name="P53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33">2</text:span></text:span><text:span text:style-name="Definition"><text:span text:style-name="T240"><text:tab/><text:tab/></text:span></text:span><text:span text:style-name="T208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8"><text:tab/></text:span><text:span text:style-name="T237">[</text:span><text:span text:style-name="T238">user</text:span><text:span text:style-name="T236"> na</text:span><text:span text:style-name="T239">me</text:span><text:span text:style-name="T241"> possibly</text:span><text:span text:style-name="T242"> 2</text:span><text:span text:style-name="T245">nd</text:span><text:span text:style-name="T242"> USER</text:span><text:span text:style-name="T243">]</text:span></text:p>
      <text:p text:style-name="P49"><text:span text:style-name="T169">Replace the </text:span><text:span text:style-name="T181">underlined</text:span><text:span text:style-name="T169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9">.</text:span></text:p>
      <text:p text:style-name="P7"/>
      <text:p text:style-name="P7"/>
      <text:p text:style-name="P50"><text:span text:style-name="T177">Not yet on Linux?</text:span><text:span text:style-name="T170"><text:tab/></text:span><text:span text:style-name="T175"><text:tab/></text:span><text:span text:style-name="T176">Use</text:span><text:span text:style-name="T171"> </text:span><text:span text:style-name="Strong_20_Emphasis"><text:span text:style-name="T179">Checklist m</text:span></text:span><text:span text:style-name="Strong_20_Emphasis"><text:span text:style-name="T180">oving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</text:span><text:span text:style-name="T174">u</text:span><text:span text:style-name="T172">nder </text:span><text:span text:style-name="T178">Linux</text:span><text:span text:style-name="T173">.</text:span></text:p>
      <text:p text:style-name="P45"><text:span text:style-name="T260">New installation?</text:span><text:span text:style-name="T262"><text:tab/></text:span><text:span text:style-name="T263"></text:span><text:span text:style-name="T264"><text:tab/>Start at chapter </text:span><text:span text:style-name="T261"><text:bookmark-ref text:reference-format="page" text:ref-name="__RefNumPara__4009_12717081281">2</text:bookmark-ref></text:span><text:span text:style-name="T261"><text:s/></text:span><text:span text:style-name="T261"><text:bookmark-ref text:reference-format="text" text:ref-name="__RefNumPara__4009_12717081281">Perform installation</text:bookmark-ref></text:span><text:span text:style-name="T265">.</text:span></text:p>
      <text:p text:style-name="P47"/>
      <text:p text:style-name="P49"><text:span text:style-name="Strong_20_Emphasis"><text:span text:style-name="T33"/></text:span></text:p>
      <text:list xml:id="list4210863627" text:style-name="L1">
        <text:list-item>
          <text:p text:style-name="P86"><text:bookmark-start text:name="__RefNumPara__4083_1271708128"/>Preparing installatio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7"><text:span text:style-name="User_20_Entry"><text:span text:style-name="T122">Login any additional </text:span></text:span><text:span text:style-name="Definition"><text:span text:style-name="T248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39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82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3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6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0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0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0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7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2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82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2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4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</table:table>
      <text:p text:style-name="P44"><text:bookmark-start text:name="__RefNumPara__4009_1271708128"/><text:bookmark-end text:name="__RefNumPara__4009_1271708128"/><text:span text:style-name="Strong_20_Emphasis"><text:span text:style-name="T2"/></text:span></text:p>
      <text:list xml:id="list191655629829178" text:continue-numbering="true" text:style-name="L1">
        <text:list-item>
          <text:p text:style-name="P85"><text:bookmark-start text:name="__RefNumPara__4009_12717081281"/><text:span text:style-name="Strong_20_Emphasis"><text:span text:style-name="T182">Perform installation</text:span></text:span><text:bookmark-end text:name="__RefNumPara__4009_12717081281"/></text:p>
        </text:list-item>
      </text:list>
      <text:p text:style-name="P68"><text:span text:style-name="Strong_20_Emphasis"><text:span text:style-name="T18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83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61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T184">Live</text:span><text:span text:style-name="T101"><text:note text:id="ftn5" text:note-class="footnote"><text:note-citation>1</text:note-citation><text:note-body><text:p text:style-name="P6"><text:span text:style-name="T246">From a Live USB stick (or DVD) you can boot and work with</text:span> <text:span text:style-name="T187"><text:user-field-get text:name="Distro">Debian</text:user-field-get></text:span><text:span text:style-name="T188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0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9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0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0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0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50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69"><text:span text:style-name="T106">S</text:span><text:span text:style-name="T107">tart up</text:span><text:span text:style-name="T100">/boot menu via </text:span><text:span text:style-name="Definition"><text:span text:style-name="T270">START</text:span></text:span><text:span text:style-name="Definition"><text:span text:style-name="T271">up</text:span></text:span><text:span text:style-name="Definition"><text:span text:style-name="T270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6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73">If asked, type password <text:span text:style-name="T274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3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3" office:value-type="string">
            <text:p text:style-name="P72"><text:span text:style-name="Strong_20_Emphasis"><text:span text:style-name="T78">E</text:span></text:span><text:span text:style-name="Strong_20_Emphasis"><text:span text:style-name="T70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3"><text:span text:style-name="Strong_20_Emphasis"><text:span text:style-name="T72"/></text:span></text:p>
      <text:list xml:id="list191656507667749" text:continue-numbering="true" text:style-name="L1">
        <text:list-item>
          <text:p text:style-name="P88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39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2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3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0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1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1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1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5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82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7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6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50"/></text:span></text:p>
      <text:list xml:id="list191656259126312" text:continue-numbering="true" text:style-name="L1">
        <text:list-item>
          <text:p text:style-name="P87"><text:span text:style-name="Strong_20_Emphasis"><text:span text:style-name="T16">P</text:span></text:span><text:span text:style-name="Strong_20_Emphasis"><text:span text:style-name="T252">rovision user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0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2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8"><text:span text:style-name="User_20_Entry"><text:span text:style-name="T145">Login any additional </text:span></text:span><text:span text:style-name="Definition"><text:span text:style-name="T247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0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72">:</text:span>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32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3">Super</text:span> key is the Windows key, Command key (Apple), or Magnifier key<text:span text:style-name="T185"> </text:span><text:span text:style-name="T186">(Chromebook)</text:span><text:span text:style-name="T185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1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6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3"/>
      <text:p text:style-name="P52"><text:span text:style-name="Emphasis"><text:span text:style-name="T257">Written</text:span></text:span><text:span text:style-name="Emphasis"><text:span text:style-name="T255"> </text:span></text:span><text:span text:style-name="Emphasis"><text:span text:style-name="T257">by</text:span></text:span><text:span text:style-name="Emphasis"><text:span text:style-name="T2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" text:style-name="Internet_20_link" text:visited-style-name="Visited_20_Internet_20_Link"><text:span text:style-name="Emphasis"><text:span text:style-name="T258">CC0 1.0 Universal</text:span></text:span></text:a><text:span text:style-name="Emphasis"><text:span text:style-name="T255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5T19:16:54.426906709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9:16:54.260030612</dc:date>
    <meta:keyword>Installatie</meta:keyword>
    <meta:keyword>Checklist</meta:keyword>
    <meta:keyword>Linux</meta:keyword>
    <meta:editing-cycles>6849</meta:editing-cycles>
    <meta:editing-duration>P12DT1H39M16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4" meta:character-count="4137" meta:non-whitespace-character-count="3507"/>
    <meta:user-defined meta:name="Info 1"/>
    <meta:user-defined meta:name="Info 2"/>
    <meta:user-defined meta:name="Info 3"/>
    <meta:user-defined meta:name="Info 4"/>
  </office:meta>
</office:document-meta>
</file>